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WW-Body_20_Text_20_Indent_20_3">
      <style:text-properties style:font-name="Century Gothic1" fo:font-size="12pt" fo:font-weight="bold" style:font-size-asian="12pt" style:font-weight-asian="bold" style:font-size-complex="12pt"/>
    </style:style>
    <style:style style:name="P7" style:family="paragraph" style:parent-style-name="WW-Body_20_Text_20_Indent_20_3"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22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23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25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28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3028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5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36" style:family="paragraph" style:parent-style-name="Standard" style:list-style-name="WW8Num15">
      <style:text-properties style:font-name="Century Gothic1" fo:font-size="12pt" fo:language="en" fo:country="US" style:font-size-asian="12pt" style:font-size-complex="12pt"/>
    </style:style>
    <style:style style:name="P37" style:family="paragraph" style:parent-style-name="Standard" style:list-style-name="WW8Num8">
      <style:text-properties style:font-name="Century Gothic1" fo:font-size="12pt" fo:language="en" fo:country="US" style:font-size-asian="12pt" style:font-size-complex="12pt"/>
    </style:style>
    <style:style style:name="P38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0" style:family="paragraph" style:parent-style-name="Standard" style:list-style-name="L5">
      <style:paragraph-properties>
        <style:tab-stops>
          <style:tab-stop style:position="0.5492in"/>
        </style:tab-stops>
      </style:paragraph-properties>
    </style:style>
    <style:style style:name="P41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3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4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/>
    </style:style>
    <style:style style:name="P45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</style:style>
    <style:style style:name="P46" style:family="paragraph" style:parent-style-name="Standard" style:list-style-name="WW8Num28">
      <style:text-properties style:font-name="Century Gothic" fo:language="en" fo:country="US"/>
    </style:style>
    <style:style style:name="P47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307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0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1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2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4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5" style:family="paragraph" style:parent-style-name="Standard" style:list-style-name="L4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6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57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9" style:family="paragraph" style:parent-style-name="Standard" style:list-style-name="L6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0" style:family="paragraph" style:parent-style-name="Standard" style:list-style-name="L7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1" style:family="paragraph" style:parent-style-name="Standard" style:list-style-name="L7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style:font-size-asian="12pt" style:font-size-complex="12pt"/>
    </style:style>
    <style:style style:name="P62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1" fo:font-size="12pt" fo:language="en" fo:country="US" style:font-size-asian="12pt" style:font-size-complex="12pt"/>
    </style:style>
    <style:style style:name="P63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4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65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66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67" style:family="paragraph" style:parent-style-name="Standard" style:list-style-name="L7">
      <style:paragraph-properties fo:margin-left="0.5in" fo:margin-right="0in" fo:text-indent="-0.25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8" style:family="paragraph" style:parent-style-name="Standard" style:list-style-name="L8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69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0" style:family="paragraph" style:parent-style-name="Standard" style:list-style-name="L10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71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73" style:family="paragraph" style:parent-style-name="WW-Body_20_Text_20_Indent_20_3" style:list-style-name="L1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2pt" fo:language="en" fo:country="US" style:font-size-asian="12pt" style:font-size-complex="12pt"/>
    </style:style>
    <style:style style:name="T3" style:family="text">
      <style:text-properties style:font-name="Andale Mono" fo:font-size="12pt" fo:language="en" fo:country="US" style:font-size-asian="12pt" style:font-size-complex="12pt" style:font-weight-complex="bold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6" style:family="text">
      <style:text-properties style:font-name="Andale Mono" fo:font-weight="normal" style:font-weight-asian="normal" style:font-weight-complex="normal"/>
    </style:style>
    <style:style style:name="T7" style:family="text">
      <style:text-properties style:font-name="Century Gothic1"/>
    </style:style>
    <style:style style:name="T8" style:family="text"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style:font-name="Century Gothic1" fo:font-size="12pt" fo:language="en" fo:country="US" style:font-size-asian="12pt" style:font-size-complex="12pt"/>
    </style:style>
    <style:style style:name="T10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T12" style:family="text">
      <style:text-properties style:font-name="Century Gothic1" fo:font-weight="bold" style:font-weight-asian="bold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en" fo:country="US" style:font-size-asian="12pt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en" fo:country="US" fo:font-weight="bold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weight-complex="normal"/>
    </style:style>
    <style:style style:name="T21" style:family="text">
      <style:text-properties style:font-name="Andale Mono"/>
    </style:style>
    <style:style style:name="T22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23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24" style:family="text">
      <style:text-properties style:font-name="Andale Mono" style:font-weight-complex="normal"/>
    </style:style>
    <style:style style:name="T25" style:family="text">
      <style:text-properties style:font-name="Andale Mono" fo:font-weight="normal" style:font-weight-asian="normal" style:font-weight-complex="normal"/>
    </style:style>
    <style:style style:name="T26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27" style:family="text">
      <style:text-properties style:font-name="Century Gothic1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bject :</text:p>
      <text:list xml:id="list934047765" text:style-name="L1">
        <text:list-item>
          <text:list>
            <text:list-item>
              <text:p text:style-name="P73">Anatomi Aplikasi Java</text:p>
            </text:list-item>
            <text:list-item>
              <text:p text:style-name="P73">Classpath</text:p>
            </text:list-item>
          </text:list>
        </text:list-item>
      </text:list>
      <text:p text:style-name="P7"/>
      <text:p text:style-name="P6">Objective :</text:p>
      <text:p text:style-name="P7"/>
      <text:list xml:id="list2108539185" text:style-name="WW8Num15">
        <text:list-item>
          <text:p text:style-name="P36">Memahami Anatomi Aplikasi Java :</text:p>
          <text:p text:style-name="P36">- Komentar pada code Java</text:p>
          <text:p text:style-name="P36">- Pendeﬁnisian Sebuah Class</text:p>
          <text:p text:style-name="P36">- Metoda main</text:p>
          <text:p text:style-name="P36">- Penggunaan class dan objek</text:p>
        </text:list-item>
      </text:list>
      <text:list xml:id="list1893535495" text:style-name="WW8Num8">
        <text:list-item>
          <text:p text:style-name="P37">Memahami Classpath</text:p>
        </text:list-item>
      </text:list>
      <text:p text:style-name="P4"/>
      <text:p text:style-name="P2"><text:span text:style-name="T19">Tugas praktikum :</text:span><text:line-break/></text:p>
      <text:p text:style-name="P9">Praktikum Anatomi Aplikasi Java.</text:p>
      <text:p text:style-name="P9"/>
      <text:p text:style-name="P9">Deklarasi Class</text:p>
      <text:p text:style-name="P9"><text:tab/>Cara Pertama :</text:p>
      <text:p text:style-name="P9"/>
      <text:list xml:id="list1141925827" text:style-name="L2">
        <text:list-item>
          <text:list>
            <text:list-item>
              <text:p text:style-name="P47">Buatlah file Praktikum.java</text:p>
            </text:list-item>
            <text:list-item>
              <text:p text:style-name="P48">Edit file Praktikum.java dengan sintaks seperti berikut :</text:p>
              <text:p text:style-name="P50"><text:span text:style-name="T13"><text:line-break/> <text:tab/></text:span><text:span text:style-name="T2">public class Praktikum { }</text:span></text:p>
              <text:p text:style-name="P48"/>
            </text:list-item>
            <text:list-item>
              <text:p text:style-name="P49"><text:span text:style-name="T17">Compile Belajar.java menggunakan java compiler (javac)<text:line-break/></text:span><text:span text:style-name="T4"><text:line-break/><text:tab/>$ javac Praktikum.java </text:span><text:span text:style-name="T17"><text:line-break/> </text:span></text:p>
            </text:list-item>
            <text:list-item>
              <text:p text:style-name="P50"><text:span text:style-name="T13">Setelah proses kompilasi berhasil, lihat isi folder dengan menggunakan <text:tab/>perintah </text:span><text:span text:style-name="T2">dir</text:span><text:span text:style-name="T13"> (windows) atau </text:span><text:span text:style-name="T2">ls</text:span><text:span text:style-name="T13"> (*nix). Terlihat bahwa class Praktikum<text:tab/>dibuatkan satu buah file .class, dan nama dari file .class-nya sama persis <text:tab/>dengan nama class-nya. </text:span></text:p>
            </text:list-item>
          </text:list>
        </text:list-item>
      </text:list>
      <text:p text:style-name="P29"/>
      <text:p text:style-name="P22"><text:span text:style-name="T13"><text:tab/></text:span><text:span text:style-name="T15">Cara Kedua :</text:span></text:p>
      <text:p text:style-name="P23"/>
      <text:list xml:id="list872186831" text:style-name="L3">
        <text:list-item>
          <text:p text:style-name="P51"><text:span text:style-name="T16"><text:s/></text:span><text:span text:style-name="T17">Buatlah file Praktikum.java</text:span></text:p>
        </text:list-item>
        <text:list-item>
          <text:p text:style-name="P52"><text:s/>Edit file Praktikum dengan sintaks seperti berikut :</text:p>
          <text:p text:style-name="P53"><text:span text:style-name="T13"><text:line-break/> <text:s text:c="4"/></text:span><text:span text:style-name="T2">public class Praktikum{} </text:span></text:p>
        </text:list-item>
      </text:list>
      <text:p text:style-name="P18"><text:tab/>class Praktikum2{} </text:p>
      <text:p text:style-name="P18"><text:tab/>class Praktikum3{} </text:p>
      <text:p text:style-name="P12"><text:span text:style-name="T2"><text:tab/>class Praktikum4{}<text:line-break/><text:tab/>class Praktikum5{}</text:span><text:span text:style-name="T13"><text:line-break/></text:span></text:p>
      <text:list xml:id="list693362944" text:continue-numbering="true" text:style-name="L3">
        <text:list-item>
          <text:p text:style-name="P54"><text:span text:style-name="T17">Compile Praktikum.java menggunakan java compiler (javac)<text:line-break/><text:line-break/> <text:tab/> </text:span><text:span text:style-name="T4">$ javac Praktikum.java </text:span></text:p>
        </text:list-item>
      </text:list>
      <text:p text:style-name="P26"><text:soft-page-break/></text:p>
      <text:list xml:id="list788608008" text:style-name="L4">
        <text:list-item>
          <text:p text:style-name="P55"><text:span text:style-name="T17">Setelah proses kompilasi berhasil, lihat isi folder dengan menggunakan <text:tab/>perintah </text:span><text:span text:style-name="T4">dir</text:span><text:span text:style-name="T17"> (windows) atau </text:span><text:span text:style-name="T4">ls</text:span><text:span text:style-name="T17"> (*nix). Terlihat bahwa setiap class dibuatkan <text:tab/>satu buah file .class, dan nama dari file .class- nya sama persis dengan <text:tab/>nama class-nya. seperti di bawah ini :</text:span></text:p>
        </text:list-item>
      </text:list>
      <text:p text:style-name="P25"/>
      <text:p text:style-name="P24"><text:span text:style-name="T17"><text:tab/></text:span><text:span text:style-name="T4">Praktikum.c</text:span><text:span text:style-name="T4">lass </text:span></text:p>
      <text:p text:style-name="P26"><text:tab/>Praktikum2.class </text:p>
      <text:p text:style-name="P26"><text:tab/>Praktikum3.class </text:p>
      <text:p text:style-name="P26"><text:tab/>Praktikum4.class<text:line-break/><text:tab/>Praktikum<text:span text:style-name="T1">5</text:span>.class<text:line-break/></text:p>
      <text:p text:style-name="P14"><text:span text:style-name="T17"><text:tab/><text:tab/></text:span><text:span text:style-name="T15">Cara Ketiga :</text:span></text:p>
      <text:p text:style-name="P30"/>
      <text:list xml:id="list1129441661" text:style-name="L5">
        <text:list-item>
          <text:p text:style-name="P38">Buatlah file Praktikum.java</text:p>
        </text:list-item>
        <text:list-item>
          <text:p text:style-name="P39"><text:span text:style-name="T13">Edit file Praktikum dengan sintaks seperti berikut :<text:line-break/><text:line-break/></text:span><text:span text:style-name="T2">public class Praktikum{</text:span></text:p>
          <text:list>
            <text:list-item>
              <text:list>
                <text:list-header>
                  <text:p text:style-name="P41">private static class Praktikum2{} <text:line-break/>private class Praktikum3{} </text:p>
                  <text:p text:style-name="P41">class Praktikum4{}</text:p>
                </text:list-header>
              </text:list>
            </text:list-item>
          </text:list>
          <text:p text:style-name="P41">} </text:p>
          <text:p text:style-name="P41"/>
        </text:list-item>
        <text:list-item>
          <text:p text:style-name="P39">Compile Praktikum.java menggunakan java compiler (javac)<text:line-break/><text:span text:style-name="T13"><text:line-break/></text:span><text:span text:style-name="T2">$ javac Praktikum.java <text:line-break/></text:span></text:p>
        </text:list-item>
        <text:list-item>
          <text:p text:style-name="P40"><text:span text:style-name="T10">Setelah proses kompilasi berhasil, lihat isi folder dengan menggunakan perintah dir (windows) atau ls (*nix). Terlihat bahwa setiap class dibuatkan satu buah file .class, nama file .class untuk inner class diawali dengan nama class di mana inner class berada kemudian ada tanda $ dan diakhiri dengan nama inner class-nya. seperti di bawah ini :<text:line-break/><text:line-break/></text:span><text:span text:style-name="T4">Praktikum</text:span><text:span text:style-name="T4">.class </text:span></text:p>
          <text:p text:style-name="P40"><text:span text:style-name="T4">Praktikum$Praktikum2.class </text:span></text:p>
          <text:p text:style-name="P40"><text:span text:style-name="T4">Praktikum$Praktikum3.class </text:span></text:p>
          <text:p text:style-name="P40"><text:span text:style-name="T4">Praktikum$Praktikum4.class </text:span></text:p>
        </text:list-item>
      </text:list>
      <text:p text:style-name="P5"/>
      <text:p text:style-name="P1"><text:tab/>Cara keempat :<text:line-break/></text:p>
      <text:list xml:id="list2007807254" text:style-name="L6">
        <text:list-item>
          <text:p text:style-name="P57">Buatlah file Praktikum.java</text:p>
        </text:list-item>
        <text:list-item>
          <text:p text:style-name="P56"><text:span text:style-name="T10">Edit file Praktikum dengan sintaks seperti berikut :<text:line-break/><text:tab/></text:span><text:span text:style-name="T4">public class Praktikum{ </text:span></text:p>
        </text:list-item>
      </text:list>
      <text:p text:style-name="P19"><text:tab/><text:tab/><text:tab/>private Runnable thread = new Runnable(){ </text:p>
      <text:p text:style-name="P28"><text:span text:style-name="T1"><text:tab/><text:tab/><text:tab/>public void r</text:span>un(){ </text:p>
      <text:p text:style-name="P28"><text:tab/><text:tab/><text:tab/><text:tab/>System.out.println("HelloWorld from Thread"); </text:p>
      <text:p text:style-name="P28"><text:tab/><text:tab/><text:tab/>} </text:p>
      <text:p text:style-name="P28"><text:tab/><text:tab/> <text:s/>}; </text:p>
      <text:p text:style-name="P27"><text:span text:style-name="T4"><text:tab/>} </text:span><text:span text:style-name="T17"><text:line-break/></text:span></text:p>
      <text:list xml:id="list755399955" text:continue-numbering="true" text:style-name="L6">
        <text:list-item>
          <text:p text:style-name="P58"><text:soft-page-break/><text:span text:style-name="T17">Compile Praktikum.java menggunakan java compiler (javac)<text:line-break/></text:span><text:span text:style-name="T4"><text:line-break/><text:tab/><text:tab/>$ javac Praktikum.java </text:span><text:span text:style-name="T17"><text:line-break/></text:span></text:p>
        </text:list-item>
        <text:list-item>
          <text:p text:style-name="P59"><text:span text:style-name="T7">setelah kompilasi berhasil lihat isi dari direktori, akan ada dua buah file <text:tab/>class yaitu </text:span><text:span text:style-name="T10">Praktikum</text:span><text:span text:style-name="T7">.class dan </text:span><text:span text:style-name="T10">Praktikum</text:span><text:span text:style-name="T7">$1.class, nah class yang terakhir <text:tab/>inilah anonymous inner class. Kalau ada dua inner class atau lebih, <text:tab/>penamaanya menjadi </text:span><text:span text:style-name="T10">Praktikum</text:span><text:span text:style-name="T7">$2.class, </text:span><text:span text:style-name="T10">Praktikum</text:span><text:span text:style-name="T7">$3.class dan seterusnya. </text:span></text:p>
        </text:list-item>
      </text:list>
      <text:p text:style-name="P27"/>
      <text:p text:style-name="P15">Deklarasi Interface</text:p>
      <text:list xml:id="list338294056" text:style-name="L7">
        <text:list-item>
          <text:list>
            <text:list-item>
              <text:list>
                <text:list-item>
                  <text:list>
                    <text:list-header>
                      <text:p text:style-name="P61"/>
                    </text:list-header>
                    <text:list-item>
                      <text:p text:style-name="P67"><text:span text:style-name="T11">Membuat class PraktikumDaoImpl yang mengimplementasikan interface </text:span><text:span text:style-name="T10">Praktikum</text:span><text:span text:style-name="T11">Dao, di dalam interface </text:span><text:span text:style-name="T10">Praktikum</text:span><text:span text:style-name="T11">Dao ada tiga buah method: save, delete dan getById , sehingga class </text:span><text:span text:style-name="T10">Praktikum</text:span><text:span text:style-name="T11">DaoImpl harus mengimplementasikan ketiga method ini. <text:line-break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8"><text:tab/><text:tab/></text:span><text:span text:style-name="T5">public class </text:span><text:span text:style-name="T4">Praktikum</text:span><text:span text:style-name="T5">{ </text:span></text:p>
      <text:list xml:id="list2177768931"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42">private Long id; </text:p>
                      <text:p text:style-name="P42">private String nama; </text:p>
                      <text:p text:style-name="P42">public String getNama(){ </text:p>
                      <text:list>
                        <text:list-header>
                          <text:p text:style-name="P42">return nama; </text:p>
                        </text:list-header>
                      </text:list>
                      <text:p text:style-name="P42">} </text:p>
                      <text:p text:style-name="P42">public void setNama(String nm){ </text:p>
                      <text:list text:continue-numbering="true">
                        <text:list-header>
                          <text:p text:style-name="P42">nama = nm; </text:p>
                        </text:list-header>
                      </text:list>
                      <text:p text:style-name="P42">} </text:p>
                      <text:p text:style-name="P42">public Long getId(){ </text:p>
                      <text:list text:continue-numbering="true">
                        <text:list-header>
                          <text:p text:style-name="P42">return id; </text:p>
                        </text:list-header>
                      </text:list>
                      <text:p text:style-name="P42">} </text:p>
                      <text:p text:style-name="P42">public void setId(Long i){ </text:p>
                      <text:list text:continue-numbering="true">
                        <text:list-header>
                          <text:p text:style-name="P42">id = i; </text:p>
                        </text:list-header>
                      </text:list>
                    </text:list-header>
                  </text:list>
                  <text:p text:style-name="P42"><text:tab/>} </text:p>
                </text:list-item>
              </text:list>
            </text:list-item>
          </text:list>
        </text:list-item>
      </text:list>
      <text:p text:style-name="P3"><text:span text:style-name="T5"><text:tab/><text:tab/>} </text:span><text:span text:style-name="T18"><text:line-break/></text:span></text:p>
      <text:list xml:id="list1942976170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60"><text:span text:style-name="T11">setelah deklarasi method. Kalau method sudah diimplementasikan maka <text:tab/>setelah deklarasi method harus ada pasangan kurung kurawal buka tutup <text:tab/>({}) yang menandai blok kode yang akan dieksekusi kalau method tersebut <text:tab/>dipanggil. <text:line-break/><text:line-break/><text:tab/></text:span><text:span text:style-name="T5">public interface </text:span><text:span text:style-name="T4">Praktikum</text:span><text:span text:style-name="T5">Dao{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tab/><text:tab/>void save(<text:span text:style-name="T24">Praktikum p</text:span>); </text:p>
      <text:p text:style-name="P34"><text:tab/><text:tab/>void delete(<text:span text:style-name="T24">Praktikum p</text:span>); </text:p>
      <text:p text:style-name="P34"><text:tab/><text:tab/><text:span text:style-name="T24">Praktikum</text:span> getById(Long id); </text:p>
      <text:p text:style-name="P35"><text:span text:style-name="T5"><text:tab/>} </text:span><text:span text:style-name="T11"><text:line-break/><text:tab/></text:span></text:p>
      <text:p text:style-name="P11"><text:tab/>3. Class mengimplementasikan interface dengan menggunakan keyword <text:tab/><text:tab/><text:tab/>implements. Semua method dalam interface bersifat public sehingga <text:tab/><text:tab/><text:tab/><text:tab/>walaupun dalam deklarasi interface tidak ada public tetapi di class yang <text:tab/><text:tab/><text:tab/>mengimplementasikan interface harus meletakkan access identifers </text:p>
      <text:p text:style-name="P21"><text:span text:style-name="T11"><text:tab/><text:tab/>public pada deklarasi methodnya. <text:line-break/></text:span><text:soft-page-break/><text:span text:style-name="T11"><text:line-break/><text:tab/></text:span><text:span text:style-name="T5"><text:tab/>public class </text:span><text:span text:style-name="T4">Praktikum</text:span><text:span text:style-name="T5">DaoImpl implements </text:span><text:span text:style-name="T4">Praktikum</text:span><text:span text:style-name="T5">Dao{ </text:span></text:p>
      <text:p text:style-name="P20"><text:tab/><text:tab/><text:tab/>public void save(<text:span text:style-name="T24">Praktikum p</text:span>){ </text:p>
      <text:p text:style-name="P20"><text:tab/><text:tab/><text:tab/><text:tab/>System.out.println("menyimpan <text:span text:style-name="T24">Praktikum</text:span>"); </text:p>
      <text:p text:style-name="P20"><text:tab/><text:tab/><text:tab/>} </text:p>
      <text:p text:style-name="P20"><text:tab/><text:tab/><text:tab/>public void delete(<text:span text:style-name="T24">Praktikum p</text:span>){ </text:p>
      <text:p text:style-name="P20"><text:tab/><text:tab/><text:tab/><text:tab/>System.out.println("menghapus <text:span text:style-name="T24">Praktikum</text:span>"); </text:p>
      <text:p text:style-name="P20"><text:tab/><text:tab/><text:tab/>} </text:p>
      <text:p text:style-name="P20"><text:tab/><text:tab/><text:tab/>public <text:span text:style-name="T24">Praktikum</text:span> getById(Long id){ </text:p>
      <text:p text:style-name="P20"><text:tab/><text:tab/><text:tab/><text:tab/><text:span text:style-name="T24">Praktikum p</text:span> = new <text:span text:style-name="T24">Praktikum</text:span>(); </text:p>
      <text:p text:style-name="P20"><text:tab/><text:tab/><text:tab/><text:tab/>p.setId(id); </text:p>
      <text:p text:style-name="P20"><text:tab/><text:tab/><text:tab/><text:tab/>p.setNama("abc"); </text:p>
      <text:p text:style-name="P20"><text:tab/><text:tab/><text:tab/><text:tab/>return p; </text:p>
      <text:p text:style-name="P20"><text:tab/><text:tab/><text:tab/>} </text:p>
      <text:p text:style-name="P21"><text:span text:style-name="T5"><text:tab/><text:tab/>} </text:span><text:span text:style-name="T11"><text:line-break/></text:span></text:p>
      <text:p text:style-name="P10">Class vs Object<text:line-break/></text:p>
      <text:list xml:id="list59733031" text:style-name="L8">
        <text:list-item>
          <text:p text:style-name="P68"><text:span text:style-name="T10">Buatlah file Praktikum.java</text:span></text:p>
        </text:list-item>
        <text:list-item>
          <text:p text:style-name="P68"><text:span text:style-name="T10">Edit File Praktikum dengan sintaks seperti ini :<text:line-break/><text:line-break/> <text:tab/></text:span><text:span text:style-name="T4">Praktikum andri = new Praktikum();</text:span><text:span text:style-name="T10"> <text:line-break/></text:span></text:p>
        </text:list-item>
        <text:list-item>
          <text:p text:style-name="P68"><text:span text:style-name="T10">Dua kata paling kiri adalah proses deklarasi sebuah object dengan tipe <text:tab/>Praktikum, kemudian di sebelah kanan tanda sama dengan (=) terjadi <text:tab/>proses instansiasi object dari class </text:span><text:span text:style-name="T10">Praktikum</text:span><text:span text:style-name="T4"> </text:span><text:span text:style-name="T10">menggunakan keyword new. <text:tab/>Setiap kali kita bertemu keyword new artinya hanya satu, yaitu instansiasi <text:tab/>object dari sebuah class. Keyword new secara detail dalam level yang paling <text:tab/>bawah, menyebabkan JVM akan membuat object di dalam memory. </text:span></text:p>
        </text:list-item>
      </text:list>
      <text:p text:style-name="P31"/>
      <text:p text:style-name="P10">Method</text:p>
      <text:p text:style-name="P10"/>
      <text:list xml:id="list1873095352" text:style-name="L9">
        <text:list-header>
          <text:p text:style-name="P69"><text:span text:style-name="T9">- <text:tab/></text:span><text:span text:style-name="T2">public void iniMethod(){<text:line-break/></text:span></text:p>
          <text:p text:style-name="P71"><text:s/><text:tab/>}</text:p>
          <text:p text:style-name="P72"/>
          <text:p text:style-name="P69"><text:span text:style-name="T9">-<text:tab/></text:span><text:span text:style-name="T2">public String getNama(){</text:span></text:p>
        </text:list-header>
      </text:list>
      <text:p text:style-name="P32"><text:tab/><text:tab/>return “dadang”;</text:p>
      <text:p text:style-name="P32"><text:tab/>}</text:p>
      <text:p text:style-name="P33"/>
      <text:list xml:id="list1363504852" text:style-name="L10">
        <text:list-header>
          <text:p text:style-name="P70"><text:span text:style-name="T9">-<text:tab/></text:span><text:span text:style-name="T2">private void methodParam(String nama){<text:line-break/></text:span></text:p>
        </text:list-header>
      </text:list>
      <text:p text:style-name="P16"><text:span text:style-name="T2"><text:tab/><text:tab/> }</text:span><text:span text:style-name="T9"><text:line-break/><text:line-break/><text:tab/>-<text:tab/></text:span><text:span text:style-name="T2">private int tambah(int a, int b){<text:line-break/><text:tab/><text:tab/><text:tab/>return a+b;<text:line-break/><text:tab/><text:tab/>}<text:line-break/><text:line-break/><text:line-break/></text:span><text:soft-page-break/><text:span text:style-name="T8">Constructor</text:span><text:span text:style-name="T9"><text:line-break/><text:line-break/><text:tab/>- </text:span><text:span text:style-name="T2">public class Praktikum{<text:line-break/><text:tab/><text:tab/><text:tab/>public Praktikum(){<text:line-break/><text:tab/><text:tab/><text:tab/>}</text:span></text:p>
      <text:p text:style-name="P19"><text:tab/><text:tab/><text:tab/>public Praktikum(String nama){<text:line-break/><text:tab/><text:tab/><text:tab/>}<text:line-break/><text:tab/><text:tab/><text:tab/>public Praktikum(String nama,int 1){</text:p>
      <text:p text:style-name="P13"><text:span text:style-name="T2"><text:tab/><text:tab/><text:tab/>}<text:line-break/><text:tab/><text:tab/>}</text:span><text:span text:style-name="T13"><text:line-break/><text:line-break/><text:tab/>1. Cara pemanggilannya :<text:line-break/><text:line-break/><text:tab/><text:tab/><text:tab/>a. Constructor Pertama<text:line-break/><text:line-break/><text:tab/><text:tab/><text:tab/></text:span><text:span text:style-name="T2"><text:tab/>- Praktikum p = new Praktikum();</text:span><text:span text:style-name="T13"><text:line-break/><text:line-break/><text:tab/><text:tab/><text:tab/>b. Contructor Kedua<text:line-break/></text:span><text:span text:style-name="T2"><text:line-break/><text:tab/><text:tab/><text:tab/><text:tab/>- Praktikum andri = new Praktikum(“andri”);</text:span><text:span text:style-name="T13"><text:line-break/><text:line-break/><text:tab/><text:tab/><text:tab/>c. Constructor Ketiga<text:line-break/><text:line-break/><text:tab/><text:tab/><text:tab/></text:span><text:span text:style-name="T2"><text:tab/>- Praktikum indra = new Praktikum(“indra”,1);<text:line-break/></text:span><text:span text:style-name="T15"><text:line-break/>Property<text:line-break/><text:line-break/><text:tab/></text:span><text:span text:style-name="T13">- </text:span><text:span text:style-name="T15"><text:tab/></text:span><text:span text:style-name="T3">public class </text:span><text:span text:style-name="T2">Praktikum</text:span><text:span text:style-name="T3">{ </text:span></text:p>
      <text:list xml:id="list1691036283" text:continue-list="list755399955" text:style-name="L6">
        <text:list-item>
          <text:list>
            <text:list-item>
              <text:list>
                <text:list-item>
                  <text:list>
                    <text:list-header>
                      <text:p text:style-name="P44"><text:span text:style-name="T18">private Long id; <text:tab/><text:tab/><text:tab/></text:span><text:span text:style-name="T10">→ (Property)</text:span></text:p>
                      <text:p text:style-name="P45"><text:span text:style-name="T5">private String nama; <text:tab/><text:tab/></text:span><text:span text:style-name="T10">→ (Property)</text:span></text:p>
                      <text:p text:style-name="P43">public String getNama(){ </text:p>
                      <text:list>
                        <text:list-header>
                          <text:p text:style-name="P43">return nama; </text:p>
                        </text:list-header>
                      </text:list>
                      <text:p text:style-name="P43">} </text:p>
                      <text:p text:style-name="P43">public void setNama(String nm){ </text:p>
                      <text:list text:continue-numbering="true">
                        <text:list-header>
                          <text:p text:style-name="P43">nama = nm; </text:p>
                        </text:list-header>
                      </text:list>
                      <text:p text:style-name="P43">} </text:p>
                      <text:p text:style-name="P43">public Long getId(){ </text:p>
                      <text:list text:continue-numbering="true">
                        <text:list-header>
                          <text:p text:style-name="P43">return id; </text:p>
                        </text:list-header>
                      </text:list>
                      <text:p text:style-name="P43">} </text:p>
                      <text:p text:style-name="P43">public void setId(Long i){ </text:p>
                      <text:list text:continue-numbering="true">
                        <text:list-header>
                          <text:p text:style-name="P43">id = i; </text:p>
                        </text:list-header>
                      </text:list>
                    </text:list-header>
                  </text:list>
                  <text:p text:style-name="P43"><text:tab/>} </text:p>
                </text:list-item>
              </text:list>
            </text:list-item>
          </text:list>
        </text:list-item>
      </text:list>
      <text:p text:style-name="P13"><text:span text:style-name="T3"><text:tab/><text:tab/>} <text:line-break/><text:line-break/><text:line-break/><text:line-break/><text:line-break/><text:line-break/></text:span><text:span text:style-name="T3"><text:line-break/></text:span><text:soft-page-break/><text:span text:style-name="T15">Konstanta</text:span><text:span text:style-name="T3"><text:line-break/><text:line-break/><text:tab/>- public class Constants{ </text:span></text:p>
      <text:p text:style-name="P20"><text:tab/><text:tab/><text:tab/>public static final Integer MAX_USER = 10; </text:p>
      <text:p text:style-name="P20"><text:tab/><text:tab/><text:tab/>public static final String APPLICATION_NAME = "POS"; </text:p>
      <text:p text:style-name="P20"><text:tab/><text:tab/><text:tab/>public static final String LAKI_LAKI = "L"; </text:p>
      <text:p text:style-name="P20"><text:tab/><text:tab/><text:tab/>public static final String PEREMPUAN = "P"; </text:p>
      <text:p text:style-name="P13"><text:span text:style-name="T3"><text:tab/><text:tab/>} <text:line-break/><text:line-break/></text:span><text:span text:style-name="T14"><text:tab/>1. Konstanta dalam java mempunyai aturan penamaan yang diterangkan <text:tab/><text:tab/><text:tab/>dalam Java Code Convention. Nama konstanta semuanya huruf besar dan <text:tab/><text:tab/><text:tab/>dipisahkan dengan underscore (_) kalau terdiri dari dua kata atau lebih. </text:span></text:p>
      <text:p text:style-name="P20"><text:line-break/><text:line-break/><text:span text:style-name="T12">Praktikum Classpath.</text:span></text:p>
      <text:list xml:id="list243569857" text:style-name="WW8Num28">
        <text:list-header>
          <text:p text:style-name="P46"/>
        </text:list-header>
        <text:list-item>
          <text:p text:style-name="P63">Buatlah folder.<text:line-break/>Misalnya : C:\praktikum\java\basic\classpath\</text:p>
        </text:list-item>
        <text:list-item>
          <text:p text:style-name="P64">Didalam folder classpath, buatlah file class.<text:line-break/>Misalnya : <text:span text:style-name="T27">Praktikum</text:span>.java</text:p>
        </text:list-item>
        <text:list-item>
          <text:p text:style-name="P64">Edit file class yang sudah dibuat dengan sintaks seperti berikut :<text:line-break/><text:line-break/> <text:span text:style-name="T1">package praktikum.java.basic.classpath;</text:span></text:p>
          <text:p text:style-name="P65"/>
          <text:p text:style-name="P65"><text:s/>public class <text:span text:style-name="T6">Praktikum</text:span>{</text:p>
          <text:p text:style-name="P65"><text:tab/>private String nama;</text:p>
          <text:p text:style-name="P65"><text:tab/>public String getNama(){</text:p>
          <text:p text:style-name="P65"><text:tab/><text:tab/>return nama;</text:p>
          <text:p text:style-name="P65"><text:tab/>}</text:p>
          <text:p text:style-name="P65"><text:tab/>public void setNama(String nama){</text:p>
          <text:p text:style-name="P65"><text:tab/><text:tab/>this.nama = nama;</text:p>
          <text:p text:style-name="P65"><text:tab/>}</text:p>
          <text:p text:style-name="P65">}</text:p>
        </text:list-item>
        <text:list-item>
          <text:p text:style-name="P64">Compile class yang sudah di buat. Lakukan perintah seperti berikut :<text:line-break/><text:line-break/><text:tab/><text:span text:style-name="T1">$ javac </text:span><text:span text:style-name="T6">Praktikum</text:span><text:span text:style-name="T1">.java</text:span><text:line-break/></text:p>
        </text:list-item>
        <text:list-item>
          <text:p text:style-name="P64">Masuk kedalam directory C:\</text:p>
        </text:list-item>
        <text:list-item>
          <text:p text:style-name="P64">Buatlah file praktikum.jar didalam directory <text:a xlink:type="simple" xlink:href="../../../../C:/">C:\</text:a>. Lakukan perintah seperti berikut :<text:line-break/><text:line-break/><text:tab/><text:span text:style-name="T1">$ jar cvf praktikum.jar praktikum\</text:span><text:line-break/></text:p>
        </text:list-item>
        <text:list-item>
          <text:p text:style-name="P64">Letakkan file .jar ke dalam directory C:\praktikum\</text:p>
        </text:list-item>
        <text:list-item>
          <text:p text:style-name="P64">Buatlah file class Main.java didalam folder praktikum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311846973" text:continue-numbering="true" text:style-name="WW8Num28">
        <text:list-item>
          <text:p text:style-name="P64">Edit file class Main.java dengan sintaks seperti berikut :<text:line-break/><text:line-break/><text:span text:style-name="T1">import praktikum.java.basic.classpath.</text:span><text:span text:style-name="T6">Praktikum</text:span><text:span text:style-name="T1">; </text:span></text:p>
          <text:p text:style-name="P65">public class Main{ </text:p>
          <text:p text:style-name="P65"><text:tab/>public static void main(String[] args){ </text:p>
          <text:p text:style-name="P65"><text:tab/><text:tab/><text:span text:style-name="T6">Praktikum</text:span> p = new <text:span text:style-name="T6">Praktikum</text:span>(); </text:p>
          <text:p text:style-name="P65"><text:tab/><text:tab/>p.setNama("ini nama <text:span text:style-name="T6">Praktikum</text:span>"); </text:p>
          <text:p text:style-name="P65"><text:tab/><text:tab/>System.out.println(p.getNama()); </text:p>
          <text:p text:style-name="P65"><text:tab/>} </text:p>
          <text:p text:style-name="P65">}<text:line-break/></text:p>
        </text:list-item>
        <text:list-item>
          <text:p text:style-name="P62"><text:s/>Compile file class Main.java. Lakukan perintah seperti berikut :<text:line-break/><text:line-break/><text:tab/><text:span text:style-name="T1">$ javac -cp praktikum\praktikum.jar;. Main.java <text:line-break/></text:span></text:p>
        </text:list-item>
        <text:list-item>
          <text:p text:style-name="P62"><text:s/>Running file class <text:span text:style-name="T27">Praktikum</text:span>.java. Lakukan perintah seperti berikut :<text:line-break/><text:line-break/> <text:tab/><text:span text:style-name="T1">$ java -cp praktikum\praktikum.jar;. Main</text:span></text:p>
        </text:list-item>
      </text:list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14:50:43</meta:creation-date>
    <dc:date>2011-09-22T10:26:41</dc:date>
    <dc:creator>izwan </dc:creator>
    <meta:editing-duration>PT06H32M19S</meta:editing-duration>
    <meta:editing-cycles>98</meta:editing-cycles>
    <meta:generator>OpenOffice.org/3.2$Linux OpenOffice.org_project/320m12$Build-9483</meta:generator>
    <meta:document-statistic meta:table-count="0" meta:image-count="0" meta:object-count="0" meta:page-count="7" meta:paragraph-count="154" meta:word-count="1001" meta:character-count="7428"/>
  </office:meta>
</office:document-meta>
</file>